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7802B33751F07C6466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Sven-Geier-Alien-DNA" style:repeat="stretch" draw:fill-image-ref-point-x="0%" draw:fill-image-ref-point-y="0%" draw:fill-image-ref-point="center"/>
    </style:style>
    <style:style style:name="gr1" style:family="graphic" style:parent-style-name="standard">
      <style:graphic-properties draw:stroke="none" svg:stroke-color="#000000" draw:fill="none" draw:fill-color="#ffffff" fo:min-height="11.0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end"/>
      <style:text-properties fo:color="#ffff00" loext:opacity="100%" style:font-name="DejaVu Sans" fo:font-size="54pt" fo:font-style="normal" fo:text-shadow="1pt 1pt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P2" style:family="paragraph">
      <loext:graphic-properties draw:fill="none" draw:fill-color="#ffffff"/>
      <style:paragraph-properties fo:text-align="end"/>
      <style:text-properties fo:color="#ffff00" loext:opacity="100%" style:font-name="DejaVu Sans" fo:font-size="54pt" fo:font-style="normal" fo:text-shadow="1pt 1pt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P3" style:family="paragraph">
      <style:text-properties fo:color="#b4c7dc" loext:opacity="100%" style:font-name="DejaVu Sans" fo:font-size="28pt" fo:letter-spacing="normal" style:font-size-asian="28pt" style:font-size-complex="28pt"/>
    </style:style>
    <style:style style:name="P4" style:family="paragraph">
      <loext:graphic-properties draw:fill="none" draw:fill-color="#ffffff"/>
      <style:text-properties fo:color="#b4c7dc" loext:opacity="100%" style:font-name="DejaVu Sans" fo:font-size="28pt" fo:letter-spacing="normal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color="#ffff00" loext:opacity="100%" style:font-name="DejaVu Sans" fo:font-size="54pt" fo:font-style="normal" fo:text-shadow="1pt 1pt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b4c7dc" loext:opacity="100%" style:font-name="DejaVu Sans" fo:font-size="28pt" fo:letter-spacing="normal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388cm" svg:height="11.346cm" svg:x="0.147cm" svg:y="0.517cm">
          <draw:text-box>
            <text:p text:style-name="P1"><text:span text:style-name="T1">The Puzzling Quirks</text:span></text:p>
            <text:p text:style-name="P1"><text:span text:style-name="T1">of Regular Expressions</text:span></text:p>
          </draw:text-box>
        </draw:frame>
        <draw:frame draw:style-name="gr2" draw:text-style-name="P4" draw:layer="layout" svg:width="7.199cm" svg:height="1.398cm" svg:x="0.382cm" svg:y="19.282cm">
          <draw:text-box>
            <text:p text:style-name="P3"><text:span text:style-name="T2">Davi</text:span><text:span text:style-name="T2">d </text:span><text:span text:style-name="T2">Mert</text:span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ven-Geier-Alien-DNA" xlink:href="Pictures/10000000000004B0000007802B33751F07C646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4T14:40:24.057470586</meta:creation-date>
    <dc:date>2021-08-24T15:22:07.424719130</dc:date>
    <meta:editing-duration>PT31M19S</meta:editing-duration>
    <meta:editing-cycles>8</meta:editing-cycles>
    <meta:generator>LibreOffice/7.1.5.2$Linux_X86_64 LibreOffice_project/10$Build-2</meta:generator>
    <meta:document-statistic meta:object-count="2"/>
  </office:meta>
</office:document-meta>
</file>